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572cm"/>
    </style:style>
    <style:style style:name="co3" style:family="table-column">
      <style:table-column-properties fo:break-before="auto" style:column-width="14.381cm"/>
    </style:style>
    <style:style style:name="co4" style:family="table-column">
      <style:table-column-properties fo:break-before="auto" style:column-width="4.1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number-columns-repeated="7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14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>
            <text:p>Woord</text:p>
          </table:table-cell>
          <table:table-cell table:style-name="ce1" office:value-type="string">
            <text:p>Beschrijving</text:p>
          </table:table-cell>
          <table:table-cell table:style-name="ce1"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Department</text:p>
          </table:table-cell>
          <table:table-cell office:value-type="string">
            <text:p>het hoofdgebouw 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Employees</text:p>
          </table:table-cell>
          <table:table-cell office:value-type="string">
            <text:p>de medewerkers die werken voor de werkgever (en geld)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Application</text:p>
          </table:table-cell>
          <table:table-cell office:value-type="string">
            <text:p>een programma dat programmeurs maken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Customer</text:p>
          </table:table-cell>
          <table:table-cell table:style-name="Default" office:value-type="string">
            <text:p>Een klant van het bedrijf Barroc-IT. Ze worden gecontacteerd door de verkoop afdeling en hier worden alle klant specifieke gegevens opgeslagen.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R&amp;D</text:p>
          </table:table-cell>
          <table:table-cell office:value-type="string">
            <text:p>Onderzoek en ontwikkeling van/voor producten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Sales Department</text:p>
          </table:table-cell>
          <table:table-cell office:value-type="string">
            <text:p>het verkoopgebouw, waar de applicaties aan worden verkocht en doorverkocht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Maintenance contract</text:p>
          </table:table-cell>
          <table:table-cell office:value-type="string">
            <text:p>een belangrijk contract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Accountmanager</text:p>
          </table:table-cell>
          <table:table-cell office:value-type="string">
            <text:p>de manager over alle accounts, kan ook admin genoemd worden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Spreadsheetprogram</text:p>
          </table:table-cell>
          <table:table-cell office:value-type="string">
            <text:p>een programma uitgeschreven op papier, dat kan een prototype zijn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Project</text:p>
          </table:table-cell>
          <table:table-cell office:value-type="string">
            <text:p>een project van één klant.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Person</text:p>
          </table:table-cell>
          <table:table-cell office:value-type="string">
            <text:p>een persoon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Customer data</text:p>
          </table:table-cell>
          <table:table-cell office:value-type="string">
            <text:p>de gegevens van een klant, opgeslagen in een database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Contract person</text:p>
          </table:table-cell>
          <table:table-cell office:value-type="string">
            <text:p>het contractpersoon van de klant, waarmee hij het contract heeft afgesloten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Company name</text:p>
          </table:table-cell>
          <table:table-cell office:value-type="string">
            <text:p>de naam van het bedrijf/company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Address</text:p>
          </table:table-cell>
          <table:table-cell office:value-type="string">
            <text:p>het adres van de klant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Postcode</text:p>
          </table:table-cell>
          <table:table-cell office:value-type="string">
            <text:p>de postcode van de klant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Residence</text:p>
          </table:table-cell>
          <table:table-cell office:value-type="string">
            <text:p>de woonplaats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Telephone number</text:p>
          </table:table-cell>
          <table:table-cell office:value-type="string">
            <text:p>het telefoonnummer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Fax number</text:p>
          </table:table-cell>
          <table:table-cell office:value-type="string">
            <text:p>het faxnummer 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e-mail</text:p>
          </table:table-cell>
          <table:table-cell office:value-type="string">
            <text:p>het E-mail adres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Open projects</text:p>
          </table:table-cell>
          <table:table-cell office:value-type="string">
            <text:p>de open projecten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Hardware</text:p>
          </table:table-cell>
          <table:table-cell office:value-type="string">
            <text:p>de hardware van een computer, waaruit de computer gebouwd is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Software</text:p>
          </table:table-cell>
          <table:table-cell office:value-type="string">
            <text:p>de software van een computer, alles wat op het scherm afspeelt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Appointments</text:p>
          </table:table-cell>
          <table:table-cell office:value-type="string">
            <text:p>de afspraken van de klant</text:p>
          </table:table-cell>
          <table:table-cell office:value-type="string">
            <text:p>attribuut customer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Internal contact person</text:p>
          </table:table-cell>
          <table:table-cell office:value-type="string">
            <text:p>interne contract persoon.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Colleague</text:p>
          </table:table-cell>
          <table:table-cell office:value-type="string">
            <text:p>de collega's</text:p>
          </table:table-cell>
          <table:table-cell office:value-type="string">
            <text:p>redundant person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initials</text:p>
          </table:table-cell>
          <table:table-cell office:value-type="string">
            <text:p>de initialen of afkorting van een naam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offer numbers</text:p>
          </table:table-cell>
          <table:table-cell office:value-type="string">
            <text:p>nummeraanbod</text:p>
          </table:table-cell>
          <table:table-cell office:value-type="string">
            <text:p>attribuut projec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offer status</text:p>
          </table:table-cell>
          <table:table-cell office:value-type="string">
            <text:p>De status van het aanbod</text:p>
          </table:table-cell>
          <table:table-cell office:value-type="string">
            <text:p>attribuut projec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prospect</text:p>
          </table:table-cell>
          <table:table-cell office:value-type="string">
            <text:p>het vooruitzicht, wat gaat er in de toekomst gebeuren?</text:p>
          </table:table-cell>
          <table:table-cell office:value-type="string">
            <text:p>attribuut person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date of action</text:p>
          </table:table-cell>
          <table:table-cell office:value-type="string">
            <text:p>de datum van actie, wanneer wordt er actie ondernomen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last contact date</text:p>
          </table:table-cell>
          <table:table-cell office:value-type="string">
            <text:p>de laatste contractdatum, wanneer het laatste gesprek over het contract was</text:p>
          </table:table-cell>
          <table:table-cell office:value-type="string">
            <text:p>attribuut projec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next action</text:p>
          </table:table-cell>
          <table:table-cell office:value-type="string">
            <text:p>de volgende actie dat word ondernomen als de huidige is voltooid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sales percentage</text:p>
          </table:table-cell>
          <table:table-cell office:value-type="string">
            <text:p>de verkooppercentage, meer betekend meer winst</text:p>
          </table:table-cell>
          <table:table-cell office:value-type="string">
            <text:p>Irrelevant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creditworthy</text:p>
          </table:table-cell>
          <table:table-cell office:value-type="string">
            <text:p>kredietwaardig, of het kredietwaardig is</text:p>
          </table:table-cell>
          <table:table-cell office:value-type="string">
            <text:p>attribuut project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BKR</text:p>
          </table:table-cell>
          <table:table-cell office:value-type="string">
            <text:p>een check of klant krediet waardig is.</text:p>
          </table:table-cell>
          <table:table-cell office:value-type="string">
            <text:p>attribuut financien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afdeling </text:p>
          </table:table-cell>
          <table:table-cell office:value-type="string">
            <text:p>de afdeling, waar meestal alle voorraden zijn opgeslagen</text:p>
          </table:table-cell>
          <table:table-cell office:value-type="string">
            <text:p>redundant department</text:p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8000" number:language="nl" number:country="NL">
      <number:number number:min-integer-digits="1"/>
    </number:number-style>
    <number:number-style style:name="N8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6P0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08P0"/>
    </number:number-style>
    <number:number-style style:name="N8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09P0"/>
    </number:number-style>
    <number:date-style style:name="N8110" number:language="nl" number:country="NL">
      <number:day/>
      <number:text>-</number:text>
      <number:month/>
      <number:text>-</number:text>
      <number:year number:style="long"/>
    </number:date-style>
    <number:date-style style:name="N8111" number:language="nl" number:country="NL">
      <number:day/>
      <number:text>-</number:text>
      <number:month number:textual="true"/>
      <number:text>-</number:text>
      <number:year/>
    </number:date-style>
    <number:date-style style:name="N8112" number:language="nl" number:country="NL">
      <number:day/>
      <number:text>-</number:text>
      <number:month number:textual="true"/>
    </number:date-style>
    <number:date-style style:name="N8113" number:language="nl" number:country="NL">
      <number:month number:textual="true"/>
      <number:text>-</number:text>
      <number:year/>
    </number:date-style>
    <number:time-style style:name="N8114" number:language="nl" number:country="NL">
      <number:hours/>
      <number:text>:</number:text>
      <number:minutes number:style="long"/>
      <number:text> </number:text>
      <number:am-pm/>
    </number:time-style>
    <number:time-style style:name="N8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nl" number:country="NL">
      <number:hours/>
      <number:text>:</number:text>
      <number:minutes number:style="long"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nl" number:country="NL">
      <number:number number:decimal-places="0" number:min-integer-digits="1" number:grouping="true"/>
      <number:text> </number:text>
    </number:number-style>
    <number:number-style style:name="N8119" number:language="nl" number:country="NL">
      <number:number number:decimal-places="0" number:min-integer-digits="1" number:grouping="true"/>
      <number:text>-</number:text>
      <style:map style:condition="value()&gt;=0" style:apply-style-name="N8119P0"/>
    </number:number-style>
    <number:number-style style:name="N8120P0" style:volatile="true" number:language="nl" number:country="NL">
      <number:number number:decimal-places="0" number:min-integer-digits="1" number:grouping="true"/>
      <number:text> </number:text>
    </number:number-style>
    <number:number-style style:name="N8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0P0"/>
    </number:number-style>
    <number:number-style style:name="N8121P0" style:volatile="true" number:language="nl" number:country="NL">
      <number:number number:decimal-places="2" number:min-integer-digits="1" number:grouping="true"/>
      <number:text> </number:text>
    </number:number-style>
    <number:number-style style:name="N8121" number:language="nl" number:country="NL">
      <number:number number:decimal-places="2" number:min-integer-digits="1" number:grouping="true"/>
      <number:text>-</number:text>
      <style:map style:condition="value()&gt;=0" style:apply-style-name="N8121P0"/>
    </number:number-style>
    <number:number-style style:name="N8122P0" style:volatile="true" number:language="nl" number:country="NL">
      <number:number number:decimal-places="2" number:min-integer-digits="1" number:grouping="true"/>
      <number:text> </number:text>
    </number:number-style>
    <number:number-style style:name="N8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nl" number:country="NL">
      <number:text> </number:text>
      <number:number number:decimal-places="0" number:min-integer-digits="1" number:grouping="true"/>
      <number:text>-</number:text>
    </number:number-style>
    <number:number-style style:name="N8123P2" style:volatile="true" number:language="nl" number:country="NL">
      <number:text> - </number:text>
    </number:number-style>
    <number:text-style style:name="N8123" number:language="nl" number:country="N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8124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8124P2" style:volatile="true" number:language="nl" number:country="NL">
      <number:text> € - </number:text>
    </number:number-style>
    <number:text-style style:name="N8124" number:language="nl" number:country="NL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nl" number:country="NL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nl" number:country="NL">
      <number:text> </number:text>
      <number:number number:decimal-places="2" number:min-integer-digits="1" number:grouping="true"/>
      <number:text>-</number:text>
    </number:number-style>
    <number:number-style style:name="N8125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8125" number:language="nl" number:country="NL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8126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8126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8126" number:language="nl" number:country="NL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nl" number:country="NL">
      <number:minutes number:style="long"/>
      <number:text>:</number:text>
      <number:seconds number:style="long"/>
    </number:time-style>
    <number:time-style style:name="N8128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nl" number:country="NL">
      <number:minutes number:style="long"/>
      <number:text>:</number:text>
      <number:seconds number:style="long" number:decimal-places="1"/>
    </number:time-style>
    <number:number-style style:name="N8130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30-09-2015</text:date>, <text:time>12:39: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2:39:09.33</dc:date>
    <meta:document-statistic meta:table-count="3" meta:cell-count="114" meta:object-count="0"/>
    <meta:generator>OpenOffice/4.1.1$Win32 OpenOffice.org_project/411m6$Build-9775</meta:generator>
  </office:meta>
</office:document-meta>
</file>